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79mm"/>
    </style:style>
    <style:style style:name="co2" style:family="table-column">
      <style:table-column-properties fo:break-before="auto" style:column-width="122.01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70.77mm"/>
    </style:style>
    <style:style style:name="co5" style:family="table-column">
      <style:table-column-properties fo:break-before="auto" style:column-width="157.53mm"/>
    </style:style>
    <style:style style:name="co6" style:family="table-column">
      <style:table-column-properties fo:break-before="auto" style:column-width="80.1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2mm" fo:break-before="auto" style:use-optimal-row-height="false"/>
    </style:style>
    <style:style style:name="ro3" style:family="table-row">
      <style:table-row-properties style:row-height="6.31mm" fo:break-before="auto" style:use-optimal-row-height="true"/>
    </style:style>
    <style:style style:name="ro4" style:family="table-row">
      <style:table-row-properties style:row-height="12.33mm" fo:break-before="auto" style:use-optimal-row-height="tru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6.35mm" fo:break-before="auto" style:use-optimal-row-height="true"/>
    </style:style>
    <style:style style:name="ro7" style:family="table-row">
      <style:table-row-properties style:row-height="6.33mm" fo:break-before="auto" style:use-optimal-row-height="true"/>
    </style:style>
    <style:style style:name="ro8" style:family="table-row">
      <style:table-row-properties style:row-height="4.78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TAB_5f_Foglio1">
      <style:table-properties table:display="true" style:writing-mode="lr-tb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Tahoma" fo:font-size="14pt" fo:language="none" fo:country="none" fo:font-style="normal" fo:text-shadow="none" style:text-underline-style="none" fo:font-weight="normal" style:font-name-asian="Tahoma" style:font-size-asian="14pt" style:language-asian="none" style:country-asian="none" style:font-style-asian="normal" style:font-weight-asian="normal" style:font-name-complex="Tahoma" style:font-size-complex="14pt" style:language-complex="none" style:country-complex="none" style:font-style-complex="normal" style:font-weight-complex="normal"/>
    </style:style>
    <style:style style:name="ce9" style:family="table-cell" style:parent-style-name="Default" style:data-style-name="N37">
      <style:table-cell-properties fo:border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6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xx" style:country-asian="none" style:font-style-asian="normal" style:font-weight-asian="normal" style:font-name-complex="Tahoma2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Foglio1" table:style-name="ta1" table:print-ranges="Foglio1.A2:Foglio1.D10485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4529</text:p>
          </table:table-cell>
          <table:table-cell table:style-name="ce1" table:number-columns-repeated="2"/>
          <table:table-cell table:style-name="ce4" table:number-columns-repeated="5"/>
          <table:table-cell table:style-name="ce19" table:number-columns-repeated="242"/>
          <table:table-cell table:style-name="ce20" table:number-columns-repeated="769"/>
          <table:table-cell table:style-name="ce21" table:number-columns-repeated="2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8298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777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6-398942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80694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35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0044</text:p>
          </table:table-cell>
          <table:table-cell table:style-name="ce1" table:number-columns-repeated="2"/>
          <table:table-cell table:style-name="ce18" table:number-columns-repeated="5"/>
          <table:table-cell table:style-name="ce1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9583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838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62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9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EACOM (BG BERGAMO)</text:p>
          </table:table-cell>
          <table:table-cell table:style-name="ce1" office:value-type="string" calcext:value-type="string">
            <text:p>DITTA SERIA CHE PAGA 60 GG -DATO NUMERO BRESCIA</text:p>
          </table:table-cell>
          <table:table-cell table:style-name="ce1"/>
          <table:table-cell table:style-name="ce11"/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6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4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166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77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34938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ICHELE (VENDITORE QUANDO MANCA MOHAMED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078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1236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49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3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6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FIGLIO RICCAR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289810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 office:value-type="string" calcext:value-type="string">
            <text:p>PADRE LORENZ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8-320033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MBROSI LORENZO (CASALEON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42-332673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53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1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330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35-725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333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933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4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69836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A BAZZANI</text:p>
          </table:table-cell>
          <table:table-cell table:style-name="ce1" office:value-type="string" calcext:value-type="string">
            <text:p>VENDITORE ENERGIA ELETTRIC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dreabazzani1968@gmail.com" xlink:type="simple">andreabazzani1968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27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640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267693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96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95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74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92154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799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701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860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214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22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931-7222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902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72237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2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384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3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25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6365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5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99013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0176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55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9615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968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4315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114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161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045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33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57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234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655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843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1-5943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2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53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399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3846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5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71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01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213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984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66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29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3-543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3846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53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47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ELENA PUSCEDDU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pusceddu@lpn3.it" xlink:type="simple">avv.pusceddu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FRANCESCO SANSEG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sansegolo@lpn3.it" xlink:type="simple">avv.sansegolo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GIOVANNA BIANCH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vv.bianchi@lpn3.it" xlink:type="simple">avv.bianchi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090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egreteria.civile@lpn3.it" xlink:type="simple">segreteria.civile@lpn3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04003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.TO STUDIO SANSEGOLO PUSCEDDU &amp; ASSOCIATI (CUCCH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04003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005223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1047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3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821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92731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6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ANDREA SARTO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.sartori@bancopopolare.it" xlink:type="simple">a.sartori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ISOLA: MA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p0089@bancopopolare.it" xlink:type="simple">dip0089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FILIALE TREVENZUOLO (ANTICIPO FATTURE:MAR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MARISA BUSATO (PER ANTICIPO FT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isa.busato@bancopopolare.it" xlink:type="simple">marisa.busato@bancopopolar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berto.girotti@bancobpm.it" xlink:type="simple">alberto.girotti@bancobp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ERONA (BANCO BPM)</text:p>
          </table:table-cell>
          <table:table-cell table:style-name="ce1" office:value-type="string" calcext:value-type="string">
            <text:p>NUOVO GESTORE GIROTTI ALBERTO (FILIALE BECCACIVET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25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DIRETTORE: EDOARDO DELL'O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06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ok verificato novembre 2017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cellulare cassiere Manuel per urgenze!!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282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982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2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5-24331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85321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016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AGENTE: ANDREA CESARACCI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442123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BANCA VERONESE (SAN GIOVANNI LUPATOTO)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738373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BANCA VERONESE</text:p>
          </table:table-cell>
          <table:table-cell office:value-type="string" calcext:value-type="string">
            <text:p>GIANLUCA MORATO (GESTORE IMPRESE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32833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BANCA VALSABBINA</text:p>
          </table:table-cell>
          <table:table-cell office:value-type="string" calcext:value-type="string">
            <text:p>ANDREA CERASATI (CHIAMATO ANCHE A GIUGNO 2017 CHE VORREBBE ESSERE FORNITORE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3251134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 (PER BANCALI USA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88042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</text:p>
          </table:table-cell>
          <table:table-cell table:style-name="Default" office:value-type="string" calcext:value-type="string">
            <text:p>CHIARA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335-1005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1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88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0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60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8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RBIERI NASTRI TRASPORTATORI (NASTRI GOMMA NERA)</text:p>
          </table:table-cell>
          <table:table-cell table:style-name="ce1" office:value-type="string" calcext:value-type="string">
            <text:p>PER I NASTRI CHIEDERE DI MI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0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68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58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ANIELE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99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DOLE (NON FA PARTE DI BASSO, è IL FRATELL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LUCIAN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 office:value-type="string" calcext:value-type="string">
            <text:p>MARCO GRA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196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4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MARIA (GRANDI 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30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2678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978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7099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89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03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2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 AUTOVETTU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24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7659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6484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17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765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3-719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3719012 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gricolabenazzi.it" xlink:type="simple">info@agricolabenazz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61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16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459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960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 NASTRI TRASPORT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863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6541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3488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196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RTON (SCORZE' 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4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8542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2952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0620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43234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81593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88458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104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LUCA (ACCETTAZIONE OFFICINE BRENN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 office:value-type="string" calcext:value-type="string">
            <text:p>MASSIMO MANGANOTTI OFFICINE BRENN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502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EZECCH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381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699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8934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ANCHI ELVI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9419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2849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2</text:p>
          </table:table-cell>
          <table:table-cell table:style-name="ce1" office:value-type="string" calcext:value-type="string">
            <text:p>MANUTENZIONI RIPARAZIONI PES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270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b@coopbilanciai.it" xlink:type="simple">cb@coopbilancia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FABRIZIO BON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69819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PER PESO-PREZZATRICE VENUS: SIMONE STACCHIO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8936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73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29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08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72790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63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4829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8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3034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53812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 office:value-type="string" calcext:value-type="string">
            <text:p>FIGLIO EMANU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28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1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0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4648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50006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844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0016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339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1431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893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40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 michela dopo ore 09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15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56123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15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058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STRANIERO AMICONE ROMPIB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3036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61-9661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602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ARE PER VIAGG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95033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4463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 ultimo aprile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0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LUIGI CHIAMARE PER VI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36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 (VECCHIO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11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1173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59605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5431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caenazzo.bocca@yahoo.it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452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02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120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ATO</text:p>
          </table:table-cell>
          <table:table-cell table:style-name="ce1" office:value-type="string" calcext:value-type="string">
            <text:p>NICOLA (FIGLIO) ISOLA/BUTTAPIETRA PER GENT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4382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5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 office:value-type="string" calcext:value-type="string">
            <text:p>SECONDO NUMERO (DATO IL 23/12/14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580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31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5184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BONINSEGNA MARCO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40-85971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4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68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04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369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 SPAZZATRIC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021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762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26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5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6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7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96865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1306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7401</text:p>
          </table:table-cell>
          <table:table-cell table:style-name="ce1" office:value-type="string" calcext:value-type="string">
            <text:p>MANUTENZIONI RIPARAZIONI TRAT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 (PARL.CON LUI PER PAGAMENTI)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9-892343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7170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07550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465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107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LMINO (BETTINA)</text:p>
          </table:table-cell>
          <table:table-cell table:style-name="ce1" office:value-type="string" calcext:value-type="string">
            <text:p>BET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7439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39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2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83062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63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02895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4590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747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384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490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TR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699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T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70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620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6940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723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3552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64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508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50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8920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6752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5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58452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7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7573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67652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483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STUDIO MACERATINI UFFICIO <text:span text:style-name="T1">PER PAGAMENTI</text:span>: MARA (2015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8205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757441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CCHIARELLI EURO (ORTICOLA MARCHIGIA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91945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2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42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6226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42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DITTA CHE FA TRASPORTI PER LUI, VIENE A VERONA TUTTI I GIORNI A SCARICARE E POI RITORNA <text:s/>VERSO RIMINI VUOTO:: SABATI MICHELE “D.T. TRASPORTI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7607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IGLIA DI FRANCO: MICHE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1038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RANCO (o francesc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567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253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15716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14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ANDRINI FRUTTA (PER MELONI IN BINS 2015)</text:p>
          </table:table-cell>
          <table:table-cell table:style-name="ce1" office:value-type="string" calcext:value-type="string">
            <text:p>FAX PAGAMEN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683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25064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1564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9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543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19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CAMARELL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1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KATIA – PER CAR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9497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9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9537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68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310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53131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1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1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6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PER PAGAMENTI SIG.RA “LAURA”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73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 office:value-type="string" calcext:value-type="string">
            <text:p>TITOLARE: 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15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21-491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.ortocapasso@virgilio.it" xlink:type="simple">info.ortocapasso@virgilio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APASSO (ORTOF.CAPASSO SRL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ortocapasso@pec.it" xlink:type="simple">ortocapasso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1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614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390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71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3274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21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7198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70-2822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643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3402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82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757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6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209514</text:p>
          </table:table-cell>
          <table:table-cell table:style-name="ce1" office:value-type="string" calcext:value-type="string">
            <text:p>VERZE, ZUCCHE, CAPPUCCI, GENTILE, LATTUG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28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17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8601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8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561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 CARROZZI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8708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690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690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2681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027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186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268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207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1-09380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82209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GESTORE IMPRESE – GENNAIO 2016 – CRISTINA CADUR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ristina.cadura@crveneto.it" xlink:type="simple">cristina.cadura@crvenet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7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312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PECIAL AGRICOLTURA – MAURIZIO LOVO (MAGGIO 2016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lovo@intesasanpaolo.com" xlink:type="simple">maurizio.lovo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1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326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442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992355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322</text:p>
          </table:table-cell>
          <table:table-cell table:style-name="ce1" office:value-type="string" calcext:value-type="string">
            <text:p>ASSISTENZA COMPUTER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575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2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430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0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732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geofu</text:p>
          </table:table-cell>
          <table:table-cell/>
          <table:table-cell office:value-type="string" calcext:value-type="string">
            <text:p>CELL</text:p>
          </table:table-cell>
          <table:table-cell table:style-name="ce2" office:value-type="string" calcext:value-type="string">
            <text:p>331-3447091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005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8514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5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 office:value-type="string" calcext:value-type="string">
            <text:p>DIRETTORE ROSSANO SIGNORINI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rossano.signorini@cereabanca1897.it" xlink:type="simple">rossano.signorini@cereabanca1897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62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02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02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924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<text:s/></text:p>
          </table:table-cell>
          <table:table-cell table:style-name="ce1" office:value-type="string" calcext:value-type="string">
            <text:p>MANUTENZIONI RIPARAZIONI CARRELLI ELEVATOR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2997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111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7150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7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ERRY RAGIONIE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5672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office:value-type="string" calcext:value-type="string">
            <text:p>CHIARAVALLE ANGELO</text:p>
          </table:table-cell>
          <table:table-cell office:value-type="string" calcext:value-type="string">
            <text:p>MAGAZZINO (SIG.GERRY)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986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office:value-type="string" calcext:value-type="string">
            <text:p>CHIARAVALLE ANGELO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863-444271</text:p>
          </table:table-cell>
          <table:table-cell table:style-name="ce1" office:value-type="string" calcext:value-type="string">
            <text:p>PRODOTTI AVEZZANO</text:p>
          </table:table-cell>
          <table:table-cell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4102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GLORIA (IMPIEGATA PER IMBALLA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6338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hiaravalleangelo@libero.it" xlink:type="simple">chiaravalleangelo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ARAVALLE ANGELO (AGENZIA TRASPORTI)</text:p>
          </table:table-cell>
          <table:table-cell table:style-name="ce1" office:value-type="string" calcext:value-type="string">
            <text:p>GAROFALO TRASPOR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29262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4270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7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007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17220741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9-778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767069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487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244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1-5039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39839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22-976837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976761</text:p>
          </table:table-cell>
          <table:table-cell table:style-name="ce1" office:value-type="string" calcext:value-type="string">
            <text:p>IMBALLAGGI CASSETTE CART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impiegata: LUCIA (DALLE 15.30 DEL POMERIGG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23310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VECCH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43637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NUMERO PROVVISORIO NOVEMBRE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9598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</text:p>
          </table:table-cell>
          <table:table-cell table:style-name="ce1" office:value-type="string" calcext:value-type="string">
            <text:p>SOCIO ANTONIO (MERCE FIUMICI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31637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LLA LUIGI (AUTISTA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2-3244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057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9602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4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IRELLI MICHELE (ZUCCHE) BORGOFORTE (M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842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PROPAC SRL (HA ACQUISITO CIT: CENTRO IMBALLAGGIO TECNIC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6362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PROPAC SRL (HA ACQUISITO CIT: CENTRO IMBALLAGGIO TECNIC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ilialenordest@propac.it" xlink:type="simple">filialenordest@propac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351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6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9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4894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830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6584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66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9660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54339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54343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91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650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63-803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95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0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41236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6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PARINI RICCAR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451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555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4-582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4-582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005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170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088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833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1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SORZIO PICCOLI FRUTTI</text:p>
          </table:table-cell>
          <table:table-cell table:style-name="ce1" office:value-type="string" calcext:value-type="string">
            <text:p>MAGAZZINIERE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3717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184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19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5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8-717022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ANCHE USATI (EURO € ?? O NOSTRI € 1,30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201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07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15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22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50366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21742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531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350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19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4189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6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-458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8257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709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568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4914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882-55414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5780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81066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89025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306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173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60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3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60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6062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363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83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5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6971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3264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621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752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6295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9686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06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1169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034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ancesco.poli@credem.it" xlink:type="simple">francesco.poli@credem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EDEM BANCA (SEDE VILLAFRANCA)</text:p>
          </table:table-cell>
          <table:table-cell table:style-name="ce1" office:value-type="string" calcext:value-type="string">
            <text:p>DIRETTORE SIG.POLI FRANCES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58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ISTOFOLI TOMA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5057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RISTOFOLI TOMAS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ilaria@studioformigari.it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<text:s/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AMMINISTRAZIONE O REPERIBILE NEI NOTTUR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5539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.TA. VISION SNC (ALLARME BRUN GELMINO) (TIZIO CHE HO TROVATO DA GARIS)</text:p>
          </table:table-cell>
          <table:table-cell table:style-name="ce1" office:value-type="string" calcext:value-type="string">
            <text:p>REPERIBILE 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379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D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355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253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43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9539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993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398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567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949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95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5402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9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10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750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689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4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96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32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15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8465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863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912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2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5733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643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8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1214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1867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074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98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4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1-00147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00147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RATT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6369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62-5205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11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258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1799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79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65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351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174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1202130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7514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73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2639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23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 (RISPONDE LA MOGLI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0589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344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 office:value-type="string" calcext:value-type="string">
            <text:p>(CICCION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4425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RIVING COMPETITI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126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6284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DUE ERRE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5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4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 ELETTRAU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9556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033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611918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MME PIU' (CESILIO)</text:p>
          </table:table-cell>
          <table:table-cell table:style-name="ce1" office:value-type="string" calcext:value-type="string">
            <text:p>LUIGI (SOCIO CESILIO)</text:p>
          </table:table-cell>
          <table:table-cell table:style-name="ce1"/>
          <table:table-cell table:style-name="ce11" office:value-type="string" calcext:value-type="string">
            <text:p>388-5623354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1949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538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11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900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17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13734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9127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10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4345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059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12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1772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2-26949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4100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ARMIDO RAGNO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ESTRIN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90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35305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305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POSTEGGIO 2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35428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04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FUL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1256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MARCO (PER MELO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VACCAR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26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RINASCITA SNC</text:p>
          </table:table-cell>
          <table:table-cell table:style-name="ce1" office:value-type="string" calcext:value-type="string">
            <text:p>MARCO (FIGLIO TITOLARE ?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07408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53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471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2939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36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PER CASSE IFCO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819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749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5735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55808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 office:value-type="string" calcext:value-type="string">
            <text:p>RAIMONDO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5-1206816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FAX</text:p>
          </table:table-cell>
          <table:table-cell table:style-name="ce2" office:value-type="string" calcext:value-type="string">
            <text:p>0426-993818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office:value-type="string" calcext:value-type="string">
            <text:p>F.LLI BISCO SNC (X ZUCCHE)</text:p>
          </table:table-cell>
          <table:table-cell/>
          <table:table-cell office:value-type="string" calcext:value-type="string">
            <text:p>TEL</text:p>
          </table:table-cell>
          <table:table-cell table:style-name="ce2" office:value-type="string" calcext:value-type="string">
            <text:p>0426-43297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6607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DIEGO = per radicchio lun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3181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MIRCO = per pan di zucchero (quando non c'è corrad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2522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9776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9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CENTRAL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3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RICEVIMENTO MERCE LOGISTICA ORDIN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84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61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brunosrl.net" xlink:type="simple">info@brunosrl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VERONICA PER SCART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39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8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8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402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3259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12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55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18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222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TITOLARE 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6490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15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302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26405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facchininatura.com" xlink:type="simple">info@facchininatura.com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92182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6405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723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5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1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540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1454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14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363061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5-78315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178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36825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35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4467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74567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784916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0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995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0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ERRO (PER RADICCHIO ISOLA DELLA SCALA)(RANCAN LUCIANA)</text:p>
          </table:table-cell>
          <table:table-cell table:style-name="ce1" office:value-type="string" calcext:value-type="string">
            <text:p>DISCARICA/ISOLA ECOLOGICA ISOLA DELLA SCA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11893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27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515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934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 X FOGNATUURE (DETTO: GIGI MER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7648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4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9322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5847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2087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O NOVIELLI (BOLOGNA ?)</text:p>
          </table:table-cell>
          <table:table-cell table:style-name="ce1" office:value-type="string" calcext:value-type="string">
            <text:p>MEDIATORE PER ESTERO (GERMANIA AUSTRIA ETC) RADICCH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2-53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LIPPO NOVIELLI (BOLOGNA ?)</text:p>
          </table:table-cell>
          <table:table-cell table:style-name="ce1" table:number-columns-repeated="2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5471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370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971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769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1926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GGINI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8249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4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10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128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71531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45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24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42-920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18258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602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667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754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37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209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71407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4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65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(PIANTATO PER CONTO LUCCI GREGO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158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RSINETTI FILIPPO </text:p>
          </table:table-cell>
          <table:table-cell table:style-name="ce6" office:value-type="string" calcext:value-type="string">
            <text:p>fax (temporaneo???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44465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OSCHI 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89676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5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4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ACCAROLI SIM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7497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CCAROLI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247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6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55668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3399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537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 (STEFANO?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367036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 FRIGO CELLE FRIGORIFER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32-6122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5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4354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514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3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8649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GIUSEPPE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HELMUT (PER ORDIN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0640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MA SRL (BOL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0640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72592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1-45262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 office:value-type="string" calcext:value-type="string">
            <text:p>TRASPORTATORE SPAGNOLO CHE FA TRASPORTI PER L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86416133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86533349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qualità@fruttafrescasrl.com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A FRESCA ITALIA SRL (COMPRA RADICCHIO PER ESTERO DA FRANCO FORMIG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86415254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 (MURARI) (NUMERO NUOVO 2015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19409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6-41294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7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2722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647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6-9680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6-9682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1-9471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626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126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422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5741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57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97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0-6546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5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4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1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7020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09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77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8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20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326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197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5867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3" office:value-type="string" calcext:value-type="string">
            <text:p>0734-64003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 office:value-type="string" calcext:value-type="string">
            <text:p>ZOIA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10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9-59832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resscot@alice.it" xlink:type="simple">fresscot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ASTRONOMICA FRESSCOTT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9-99037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6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ATTI POSTEGGI VERON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8259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50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109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52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1228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8729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6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1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5381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1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4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3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428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034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85095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2-2837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4917377771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22972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299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7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73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574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6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0264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FIGLIO (ALESSAND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5268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55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0-931112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4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CARLO (FRATELLO DI GABRIE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1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72707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0325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ufficio.isola@studiogaio.com" xlink:type="simple">ufficio.isola@studiogai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77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395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850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GI MERDA (PER FONGATURE)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 office:value-type="string" calcext:value-type="string">
            <text:p>VEDI FILIPPI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50957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3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2562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agripiu.<text:a xlink:href="mailto:studio@gmail.com" xlink:type="simple">studio@gmail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028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6615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7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612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32578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783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16461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1-943706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3069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439301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IRONDA (ECO SANITAS)</text:p>
          </table:table-cell>
          <table:table-cell table:style-name="ce1" office:value-type="string" calcext:value-type="string">
            <text:p>PER RIFIUTI CONTENITORI FITOFARM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205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GIRONDA (ECO SANITAS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440770</text:p>
          </table:table-cell>
          <table:table-cell table:style-name="ce1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848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8940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30470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2315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11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440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00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440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6919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ARNIERI TENDE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53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76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175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80009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990610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25-81872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997511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47433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32-801126</text:p>
          </table:table-cell>
          <table:table-cell table:style-name="ce1" office:value-type="string" calcext:value-type="string">
            <text:p>PRODOTTI SICI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 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56182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2-7504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32-7504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72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5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6000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8651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430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33-2844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4309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43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3248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0796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3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1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2588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9-21603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39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5384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53840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48-0128840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9-8538401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9-8538441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FRANCESCO CHIARELLI (2017)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francesco.chiarelli@ifco.com" xlink:type="simple">francesco.chiarelli@ifco.com</text:a></text:p>
          </table:table-cell>
          <table:table-cell table:style-name="ce12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50605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 BANCA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49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/BANCALI: <text:s/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38386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– DHARIWAL – CAPPUCCI PRIMAV.2015</text:p>
          </table:table-cell>
          <table:table-cell table:style-name="ce1" office:value-type="string" calcext:value-type="string">
            <text:p>… POI NON PORTATI, VENIVA A NOME DI THIND SATNAM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01068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2" office:value-type="string" calcext:value-type="string">
            <text:p>333-4702691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8" office:value-type="string" calcext:value-type="string">
            <text:p><text:s/>(FACCIONI TECNICO DI MORAT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50497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19122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JESSI 2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51-04678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I GIMMI PER CAMPI</text:p>
          </table:table-cell>
          <table:table-cell table:style-name="ce1" office:value-type="string" calcext:value-type="string">
            <text:p>T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1666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NDIANO (PER CAMPI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88830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569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8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22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38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TALPRODUTTIVA</text:p>
          </table:table-cell>
          <table:table-cell table:style-name="ce1" office:value-type="string" calcext:value-type="string">
            <text:p>ANTONIO O LOR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49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4" office:value-type="string" calcext:value-type="string">
            <text:p>VENDITORE – SIG.AVOSSA RAFFAELE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35-48251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 – SIG.TARALL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8598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921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1695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91093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135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58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economica1@libero.it" xlink:type="simple">agrieconomica1@libero.it</text:a></text:p>
          </table:table-cell>
          <table:table-cell table:style-name="ce1" office:value-type="string" calcext:value-type="string">
            <text:p>PRODOTTI MARCHE</text:p>
          </table:table-cell>
          <table:table-cell table:style-name="ce11"/>
          <table:table-cell table:style-name="ce1" table:number-columns-repeated="247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5-804161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37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003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345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8189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624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4334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829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341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582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6368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5-84945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nicasrl@lunica.it" xlink:type="simple">lunicasrl@lunic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5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845537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201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5171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06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4517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1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6996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92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524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3693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82603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6342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9059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3411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8621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67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97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07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7441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217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TONIERE PER CANALI - GIUSEPPE</text:p>
          </table:table-cell>
          <table:table-cell table:style-name="ce9" office:value-type="string" calcext:value-type="string">
            <text:p>CHAMATO GIMMI IL 29/01/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5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4484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4622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0639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36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601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204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40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REGGIO EMIL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2-3661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PUNTO VENDITA AL DETTAGL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382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MERCATO ORTOFRUTTIC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2-5063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 DELIZIE DELL'ORTO</text:p>
          </table:table-cell>
          <table:table-cell table:style-name="ce1" office:value-type="string" calcext:value-type="string">
            <text:p>VENDITORE GIOFFRE'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866390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0343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02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2140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900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105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400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363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7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6907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112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489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7188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736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9120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372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124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64558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3305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90311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505023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52827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1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6217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2331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68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7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31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7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819322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4691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CCHI</text:p>
          </table:table-cell>
          <table:table-cell table:style-name="ce1" office:value-type="string" calcext:value-type="string">
            <text:p>ELETTRICISTA G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54858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42570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1-95594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266624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328794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392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3090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9307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53126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482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229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055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6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61659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2115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5812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03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0-232604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8822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34752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0350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3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1-99279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6-4361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8239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1-9326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93200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16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33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44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500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7012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AMMA DI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16310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3-326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3-3446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 office:value-type="string" calcext:value-type="string">
            <text:p>VENDITORE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107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ncinimaria@pec.buffetti.it" xlink:type="simple">mancinimaria@pec.buff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CINI MARIA SRL (POSTEGGIO FORLI'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mancini.mariasrl@gmail.com" xlink:type="simple">mancini.mariasrl@gmail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9017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gricola.manfrin@alice.it" xlink:type="simple">agricola.manfrin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4036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300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5093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20174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MARIO ATTREZZI AGRICOLI</text:p>
          </table:table-cell>
          <table:table-cell table:style-name="ce1" office:value-type="string" calcext:value-type="string">
            <text:p>ISAC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584991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273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0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0933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88180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213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590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5747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06840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15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3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261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410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55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4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IOTTI CLAUDIO (DETTO MAG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10337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02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4071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80124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7966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75703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87121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871104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779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0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08353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760962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208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3796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CCANICO TRATTORE (BORA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8977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2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3-56413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49605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922279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35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8140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6086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2024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700177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34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342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710688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34534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23054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51592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2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86710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86711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462590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2">
          <table:table-cell table:style-name="ce1" office:value-type="string" calcext:value-type="string">
            <text:p>MINOZZI BRUNO (BONFERRARO)</text:p>
          </table:table-cell>
          <table:table-cell table:style-name="ce1" office:value-type="string" calcext:value-type="string">
            <text:p>PER TERRA IN AFFITTO ISOLA DELLA SCALA GIMM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3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268312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772234</text:p>
          </table:table-cell>
          <table:table-cell table:style-name="ce1" office:value-type="string" calcext:value-type="string">
            <text:p>PRODOTTI SARDEGN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630021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897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2045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OZZI MAURIZIO</text:p>
          </table:table-cell>
          <table:table-cell table:style-name="ce1" office:value-type="string" calcext:value-type="string">
            <text:p>PER LAVORI PIAZZ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208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08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 (MELONI GIMM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900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8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6385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01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929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8607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3315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75315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1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1611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35-4112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35-590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0669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2146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389175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514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1532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681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6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753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1882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4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63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646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290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252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3283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4287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836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39913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5-8312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5-7802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9144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IS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5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145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(ULTIMO 2016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77-29148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 office:value-type="string" calcext:value-type="string">
            <text:p>qui risponde (dicembre 2017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242657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OSE' (G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550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698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7093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ACOMO@CORTEITALIA.IT" xlink:type="simple">GIACOMO@CORTEITALI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70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MURARI BRA S.A.A.S. - SORGA'</text:p>
          </table:table-cell>
          <table:table-cell table:style-name="ce1" office:value-type="string" calcext:value-type="string">
            <text:p>PEPERONE GIALLE/ROSSE 10 COLLI/GIORNO 23/06/15 – NICOLO' (OPERA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2280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073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CRISTIAN PER CONSEGNE E NUMERI AUTIS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555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PER ZONA FO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18665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 office:value-type="string" calcext:value-type="string">
            <text:p>UFFICIO: PER RICHIEDERE FATTURE MONICA/LORED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9-9562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POLI TRAN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424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9509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3510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6513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3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354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2678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64393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RIZIO VENDITOR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urizio.mantegoli@tin.it" xlink:type="simple">maurizio.mantegol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AUZIO VENDI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362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mafrut.mercato@alice.it" xlink:type="simple">nemafrut.mercato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12077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SEDE LEGALE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emafrutsrl@pec.it" xlink:type="simple">nemafrutsrl@pec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7-6315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.MA FRUT SRL (CESENA)</text:p>
          </table:table-cell>
          <table:table-cell table:style-name="ce1" office:value-type="string" calcext:value-type="string">
            <text:p>UFFICIO SEDE LEG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3842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65190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7203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2736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ANILA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1236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LLO NIZZO</text:p>
          </table:table-cell>
          <table:table-cell table:style-name="ce1" office:value-type="string" calcext:value-type="string">
            <text:p>MERCATO (PER PAGAMENTI MANIL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00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4" office:value-type="string" calcext:value-type="string">
            <text:p>NOMINATIVO</text:p>
          </table:table-cell>
          <table:table-cell table:style-name="ce4"/>
          <table:table-cell table:style-name="ce4" office:value-type="string" calcext:value-type="string">
            <text:p>TIPO</text:p>
          </table:table-cell>
          <table:table-cell table:style-name="ce14" office:value-type="string" calcext:value-type="string">
            <text:p>NUMERO</text:p>
          </table:table-cell>
          <table:table-cell table:style-name="ce4" office:value-type="string" calcext:value-type="string">
            <text:p>NOTE</text:p>
          </table:table-cell>
          <table:table-cell table:style-name="ce4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8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7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308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61259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74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6312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ACCETTAZIONE LUCA (O CARL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312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FFICINE BRENNERO SPA</text:p>
          </table:table-cell>
          <table:table-cell table:style-name="ce1" office:value-type="string" calcext:value-type="string">
            <text:p>OFFICINA (FABRIZIO CHIAMARE LUI PER CAMBIO DA SISTEMARE)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1718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338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3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LIVER DI SIGNORINI LUCIANO (MACCHINE AGRICOLE)</text:p>
          </table:table-cell>
          <table:table-cell table:style-name="ce1" office:value-type="string" calcext:value-type="string">
            <text:p>LUC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4184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391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730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350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645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445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8948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4031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172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5510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1-28618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1-28617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9743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6462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7550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5577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3592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746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2287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2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3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04522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BASSANI DICE DI PARLARE QUI PER I PAGAMENTI</text:p>
            <text:p>(NON PIU’ DA NOVEMBRE 2016 CHIAMARE ALL’ALTRO NUMER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19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25-607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.STE.MI – BASSANI (LUSIA) [ANCHE RADICCHIANDO]</text:p>
          </table:table-cell>
          <table:table-cell table:style-name="ce1" office:value-type="string" calcext:value-type="string">
            <text:p>FIGLIO BASSANI **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37136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460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101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2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35-42524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6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725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16519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2524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28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2599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867806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9587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34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224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598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ortofruttacastello.com" xlink:type="simple">info@ortofruttacastello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587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932361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ILLO PERRONE PER ORD.INS RICCIA/SCAROLA /PDZ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illo.perrone@ortofin.it" xlink:type="simple">lillo.perrone@ortof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22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4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355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88655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5-4161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97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8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15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1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8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803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6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DIRETTO ALESANDRA ALDRIGHE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2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ANDREA RIGOT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61-40064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66223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57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AZZOLLA DISTRIBUZIONE SRL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3091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tribuzione@ortopiazzolla.it" xlink:type="simple">distribuzione@ortopiazzoll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AZZOLLA DISTRIBUZIONE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1175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9594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8770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4018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9301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8397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297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2920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MARCO TAGLIAFERRI (COMPRATO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497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VERDE (TAGLIATORE LOD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7-923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7397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7399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7673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616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2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PACKMA</text:p>
          </table:table-cell>
          <table:table-cell table:style-name="ce10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57615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71-8200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1-812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6687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514592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001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74152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64-933613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1976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900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0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48840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88409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064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57121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7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54958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5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1376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31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1193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496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44528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4271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31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51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67100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09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08469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546639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7561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30257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023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073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42916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8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2843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6507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34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2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69840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7733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0551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46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0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7183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7190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840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843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BIB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4232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7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073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06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7200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37357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4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4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7771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9644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IACENZA ANTONIO</text:p>
          </table:table-cell>
          <table:table-cell table:style-name="ce1" office:value-type="string" calcext:value-type="string">
            <text:p>COMPRATO CASA FOGG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eco_sicura@alice.it" xlink:type="simple">eco_sicura@alic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93127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5722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(FRATELLO)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5-845756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7186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0-9971472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PIOVANI EUGENIO E FIG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575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61815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51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376-398845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83241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8-3750230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2956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22438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02</text:p>
          </table:table-cell>
          <table:table-cell table:style-name="ce1" office:value-type="string" calcext:value-type="string">
            <text:p>IMBALLAGGI BANCALI USAT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563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5364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-2470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652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4-93289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30679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2251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3762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23-59207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359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10924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5923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LISTIROLO USATO ROBERTO CIRELLI DA BRESCIA</text:p>
          </table:table-cell>
          <table:table-cell table:style-name="ce1" office:value-type="string" calcext:value-type="string">
            <text:p>RECUPERA NOSTRE CASSE, CE LE OFFRE USATE SENZA ETICH.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742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73-66405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96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93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18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92399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300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 GOMME PNEUMATICI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PREVIDI (COOPERATIVA LAVO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079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26002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905306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9933691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 :::: <text:s/>0033-(0)609547261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 6095472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296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400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1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812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8101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5-42403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45238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7210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6484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6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3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LUCA DALL'IG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487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3490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349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11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32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21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41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026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 office:value-type="string" calcext:value-type="string">
            <text:p>GIONATA CORZ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8915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45-83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NATO L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5-878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5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2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0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614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8585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39810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1593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5481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301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3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4654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: IMPIEGATA GIA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00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49499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124532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68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0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0711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3266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21-7771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3284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311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logistica@roccotrasporti.it" xlink:type="simple">logistica@roccotrasporti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31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4219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8405</text:p>
          </table:table-cell>
          <table:table-cell table:style-name="ce1" table:number-columns-repeated="249"/>
          <table:table-cell table:number-columns-repeated="771"/>
        </table:table-row>
        <table:table-row table:style-name="ro2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6658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8513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4-8574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80977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8942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690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0559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449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6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2753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790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FIGLIO FILIPPO PER PAGAMENT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4488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45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2"/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6774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5024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2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139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706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543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840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5-666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58895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933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27422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95411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 office:value-type="string" calcext:value-type="string">
            <text:p>LORE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788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oc.latorre@libero.it" xlink:type="simple">soc.latorre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io-santilli@libero.it" xlink:type="simple">alessio-santill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LLI LORETO – SANTILLI ALESS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212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204895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675576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441325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30-541491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13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217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9945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8009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5396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0655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CANDOLA ANTONELLO (BUTTAPI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1181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3160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5135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8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 ** <text:s/>VINCENZO (QUELLO DUR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74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7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1447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462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4143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11" office:value-type="string" calcext:value-type="string">
            <text:p>340-406989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1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 ELETTRIC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622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79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017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2-14261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2185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935066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24104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244110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116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2306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272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8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09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973307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515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MAAN (DASH MESH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9993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77903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PARDEEP (NOGARA)</text:p>
          </table:table-cell>
          <table:table-cell table:style-name="ce1" office:value-type="string" calcext:value-type="string">
            <text:p>INDIANO -PORTATO CAPPUCCI OTTOBRE 2015 (IN BINS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93703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3582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133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547-6726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546714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7-674514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COORD.BANCARIE STEFANIA SANTAGIULIAN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ia.santagiuliana@cedielaborazioni.it" xlink:type="simple">Stefania.santagiuliana@cedielaborazion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PER PAGAMENTI: ?? BARBARA GARBINA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4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0-8009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4" office:value-type="string" calcext:value-type="string">
            <text:p>RESP.ACQ MAURO RUDELLO</text:p>
          </table:table-cell>
          <table:table-cell table:style-name="ce4" office:value-type="string" calcext:value-type="string">
            <text:p>CELL</text:p>
          </table:table-cell>
          <table:table-cell table:style-name="ce14" office:value-type="string" calcext:value-type="string">
            <text:p>360-4230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8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90702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0705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SA – 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4-4156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470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4349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6132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6" office:value-type="string" calcext:value-type="string">
            <text:p>338-73733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4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70148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66-66776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588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701481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op320112@sma.it" xlink:type="simple">op320112@sma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2-57583368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6" office:value-type="string" calcext:value-type="string">
            <text:p>030-99333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6" office:value-type="string" calcext:value-type="string">
            <text:p>030-9933393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4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238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790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8010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123970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eppe.vannulli@sogegross.it" xlink:type="simple">giuseppe.vannul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COMPRATORE: GIUSEPPE VANNUL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usva.minutoli@sogegross.it" xlink:type="simple">giusva.minutol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GIUSVA MINUTOL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4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CARICO COF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25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imona.conte@sogegross.it" xlink:type="simple">simona.conte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SIMONA CON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86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eria.ghiglieri@sogegross.it" xlink:type="simple">valeria.ghiglieri@sogegross.it</text:a>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VALERIA GHIGLIERI (ufficio acquis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3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DAVIDE GROSSI (DIRETT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5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10-83353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 (MERCOLEDI/GIOVEDI’) 08.30 &gt; 12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7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PAGAMENT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r_ufficiopagamenti@sogegross.it" xlink:type="simple">gr_ufficiopagamenti@sogegross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GEGROSS SPA</text:p>
          </table:table-cell>
          <table:table-cell table:style-name="ce1" office:value-type="string" calcext:value-type="string">
            <text:p>UFFICIO CONTROLLO FATTURE (PER DIFFERENZE SU PAGAMENTI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833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28058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131-8545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31-8544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0185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2161400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9-504640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8205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44615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716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0-4934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80365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650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65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08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51888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6520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1510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4937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229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5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0505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6254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5002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045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941026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043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429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8033081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2832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8401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2008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4764885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2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3172562439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17256731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286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9251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038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7306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0201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3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080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60010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60121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ALFONSO MAROTTA (X IMBALLAGG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053060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33462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9191763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NICOLETTA (OP ARMONIA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231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57530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11"/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SARA (COLLABORATRICE DEMETR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3559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 TERRAMORE</text:p>
          </table:table-cell>
          <table:table-cell table:style-name="ce1" office:value-type="string" calcext:value-type="string">
            <text:p>TEL</text:p>
          </table:table-cell>
          <table:table-cell table:style-name="ce11"/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 – OP ARMONIA</text:p>
          </table:table-cell>
          <table:table-cell table:style-name="ce1" office:value-type="string" calcext:value-type="string">
            <text:p>UFFICIO ARMO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28-1818602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67507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28-347015</text:p>
          </table:table-cell>
          <table:table-cell table:style-name="ce1" office:value-type="string" calcext:value-type="string">
            <text:p>PRODOTTI CAMPAN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9-7785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9-7780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46410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32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06335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50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2514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33208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42676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9627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66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-855034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33146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5506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7-91357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 2014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4-74755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057755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82-421174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82-421175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1139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751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1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781373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78136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2725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800846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6661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88232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6-3371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1-4901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901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41144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6391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300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5644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344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3223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108434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03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5">
          <table:table-cell table:style-name="ce1" office:value-type="string" calcext:value-type="string">
            <text:p>TONDODONATO CESILIO (CUGINO BIOCCA)</text:p>
          </table:table-cell>
          <table:table-cell table:style-name="ce1" office:value-type="string" calcext:value-type="string">
            <text:p>FINOCCHIO RADICCHIO (NSALATA SU PROGRAMMA) </text:p>
            <text:p>CI HA CHIAMATO LUI NEL 2015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9214072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0-3070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0-3040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1148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54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047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6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059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601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NICOLETTA (COMMERCIALE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19354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938507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5115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2-739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P PALLET</text:p>
          </table:table-cell>
          <table:table-cell table:style-name="ce1" office:value-type="string" calcext:value-type="string">
            <text:p>PER BANCA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3313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6885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 – ONE CODE</text:p>
          </table:table-cell>
          <table:table-cell table:style-name="ce1" office:value-type="string" calcext:value-type="string">
            <text:p>PER SPEDIZIONI MICHE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1-9156187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FER TRADE – ONE COD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71-9189811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“SPILUNGON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60455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91042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67419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074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821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259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25-6077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TO CHIOGGIA: PARLARE CON GIUSI O MARCO</text:p>
          </table:table-cell>
          <table:table-cell table:style-name="ce1" office:value-type="string" calcext:value-type="string">
            <text:p>TEL</text:p>
          </table:table-cell>
          <table:table-cell table:style-name="ce17" office:value-type="string" calcext:value-type="string">
            <text:p>041-498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ERCAO CHIOGGIA. MARCO</text:p>
          </table:table-cell>
          <table:table-cell table:style-name="ce1" office:value-type="string" calcext:value-type="string">
            <text:p>CELL</text:p>
          </table:table-cell>
          <table:table-cell table:style-name="ce17" office:value-type="string" calcext:value-type="string">
            <text:p>347-59190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6078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0154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17505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51071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7118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VETTORE USATO DA PANDOLI E ANCHE CHIARAVA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68630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3665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57563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2239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967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95-533422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618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89902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zanattacarlo.it" xlink:type="simple">info@zanattacarlo.it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41247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49-17684493852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trifrutta.de" xlink:type="simple">info@trifrutta.de</text:a></text:p>
          </table:table-cell>
          <table:table-cell table:style-name="ce11"/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IF IOANA MAR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107937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960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stefano@trombin.net" xlink:type="simple">stefano@trombin.ne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755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MBIN STEF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63918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9566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5289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2-551077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228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611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37019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16620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1480608</text:p>
          </table:table-cell>
          <table:table-cell table:style-name="ce1" table:number-columns-repeated="7"/>
          <table:table-cell table:style-name="ce18" table:number-columns-repeated="242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0107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0019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44953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44-785310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2053197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4-785309</text:p>
          </table:table-cell>
          <table:table-cell table:style-name="ce1" office:value-type="string" calcext:value-type="string">
            <text:p>IMBALLAGGI CASSETTE PLASTI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 office:value-type="string" calcext:value-type="string">
            <text:p>REPERIBI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6185164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80411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99282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TURRIN IMPIANTI SRL (IMPIANTO ALLARME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<text:a xlink:href="http://www.turrinimpianti.it/" xlink:type="simple">www.turrinimpianti.it</text:a></text:p>
          </table:table-cell>
          <table:table-cell table:style-name="ce1" office:value-type="string" calcext:value-type="string">
            <text:p>MANUTENZIONI RIPARAZIONI IMPIANTO ALLARM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27185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 office:value-type="string" calcext:value-type="string">
            <text:p>FIGLIO AL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81228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1299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2116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0079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70800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49590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7123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11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26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30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48714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93909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CELL</text:p>
          </table:table-cell>
          <table:table-cell table:style-name="ce12" office:value-type="string" calcext:value-type="string">
            <text:p>334-6957967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GIANLUCA GOLTARA</text:p>
          </table:table-cell>
          <table:table-cell table:style-name="ce1" office:value-type="string" calcext:value-type="string">
            <text:p>MAIL</text:p>
          </table:table-cell>
          <table:table-cell table:style-name="ce12" office:value-type="string" calcext:value-type="string">
            <text:p><text:a xlink:href="mailto:gianluca.goltara@unicredit.eu" xlink:type="simple">gianluca.goltara@unicredit.eu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ELENA (SEGUE LE IMPRESE)</text:p>
          </table:table-cell>
          <table:table-cell table:style-name="ce1"/>
          <table:table-cell table:style-name="ce40" office:value-type="string" calcext:value-type="string">
            <text:p>045-48714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3496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000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6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UFFICIO PAGHE/ASSUNZIONI: LARA (2018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62881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305465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3054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1427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704356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247409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1-31739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1-5925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69152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96159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921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50643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TECNICO CICCIONE (ZUMERLE CLAUDIO) </text:p>
            <text:p>CHIAMARE LUI NON IN UFFIC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3558469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VARA SNC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varasnc.com" xlink:type="simple">info@varasnc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60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319178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528543</text:p>
          </table:table-cell>
          <table:table-cell table:style-name="ce1" office:value-type="string" calcext:value-type="string">
            <text:p>PRODOTTI AVEZZANO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5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75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97211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222582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225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0130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18833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1-68334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90148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48058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0187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272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96084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007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40523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2-5202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9790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68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955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6609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0-769030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84-3921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6825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124273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8-08320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13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93-31236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IG.CARUS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5-003775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CARU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513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87767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75172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58245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84442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</text:p>
          </table:table-cell>
          <table:table-cell table:style-name="ce1" office:value-type="string" calcext:value-type="string">
            <text:p>COMPRATORE MICHELE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1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7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9981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2" office:value-type="string" calcext:value-type="string">
            <text:p>0382-34282</text:p>
          </table:table-cell>
          <table:table-cell table:number-columns-repeated="2"/>
          <table:table-cell table:style-name="ce1" table:number-columns-repeated="247"/>
          <table:table-cell table:number-columns-repeated="771"/>
        </table:table-row>
        <table:table-row table:style-name="ro1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830641</text:p>
          </table:table-cell>
          <table:table-cell table:style-name="ce1" office:value-type="string" calcext:value-type="string">
            <text:p>PRODOTTI PUGLI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ELIA VICENTIN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3316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PAK (CASS. POLIST.) =&gt; ORA ECOFORM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5299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2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23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CONSALTER VALTE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38019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57862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VOL ORTOFRUTTA DI CONSALTER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2-150000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85669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439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0757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293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36350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6372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3004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6-33412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 (PER PAGAMENT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 TI DICE DI PARLARE CON GIOVANNI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5155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79894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59-97728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9-977219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4858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7-3356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0012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OGLIE 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12588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71334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463654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6412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48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131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42-4292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735-659524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2294150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0054958</text:p>
          </table:table-cell>
          <table:table-cell table:style-name="ce1" office:value-type="string" calcext:value-type="string">
            <text:p>PRODOTTI MARCHE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GI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450520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6967761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BENATI LUCA (IDRAULICO GIMM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ts.lucabenati@libero.it" xlink:type="simple">its.lucabenat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PER BANCALI RESI MARTIN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1-486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1-48690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4-6117603</text:p>
          </table:table-cell>
          <table:table-cell table:style-name="ce1" table:number-columns-repeated="249"/>
          <table:table-cell table:number-columns-repeated="771"/>
        </table:table-row>
        <table:table-row table:style-name="ro3">
          <table:table-cell table:style-name="ce1" office:value-type="string" calcext:value-type="string">
            <text:p>REXPOL – REXCOM</text:p>
          </table:table-cell>
          <table:table-cell table:style-name="ce1" office:value-type="string" calcext:value-type="string">
            <text:p>AGENTE: GIOVANNI ROSINI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iovanni.rosini@rexpolgroup.it" xlink:type="simple">giovanni.rosini@rexpol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5">
          <table:table-cell table:style-name="ce1" office:value-type="string" calcext:value-type="string">
            <text:p>HABASIT ITALIANA SPA (COMPRATO RAMO BARBIERI)</text:p>
          </table:table-cell>
          <table:table-cell table:style-name="ce1" office:value-type="string" calcext:value-type="string">
            <text:p>CHIEDERE DI ALESSIO O CAMILLA</text:p>
            <text:p>NASTRI TRASPORTATORI (NON NERO INSALAT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98951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ANTON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51970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ARODI ANTONIO (ORTOFRUTTA PARODI ANTONIO E GIUSEPPE</text:p>
          </table:table-cell>
          <table:table-cell table:style-name="ce1" office:value-type="string" calcext:value-type="string">
            <text:p>UFFICIO (PER PAGAMENTI FABIO) chiamare dall e9.30 alle 10.3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10-5018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LA RADICE</text:p>
          </table:table-cell>
          <table:table-cell table:style-name="ce1" office:value-type="string" calcext:value-type="string">
            <text:p>(NON TRATTANO) BANCALI USATI COME I NOSTRI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IGENERA PALLET (NUMERO DATOCI DALLA RADICE) (STRADA LA RIZZA)</text:p>
          </table:table-cell>
          <table:table-cell table:style-name="ce1" office:value-type="string" calcext:value-type="string">
            <text:p>HA BANCALI USATI COME I NOSTRI MA LI HA GIA VENDUTI PER ALTRI CLIENT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 office:value-type="string" calcext:value-type="string">
            <text:p>TITOLARE STEFA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62566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3-9498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3-946207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NEW GENERATION SNC (BANCALI/PALLET USATI) – FONTE (TV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newgenerationpallet@libero.it" xlink:type="simple">newgenerationpallet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863-185771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863-185763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EL FOSCO DOMENICO (AZ.AGRICOLA AVEZZANO)</text:p>
          </table:table-cell>
          <table:table-cell table:style-name="ce1" office:value-type="string" calcext:value-type="string">
            <text:p>IMPIEGATA??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9464536</text:p>
          </table:table-cell>
          <table:table-cell table:style-name="ce1" table:number-columns-repeated="249"/>
          <table:table-cell table:number-columns-repeated="771"/>
        </table:table-row>
        <table:table-row table:style-name="ro4">
          <table:table-cell table:style-name="ce1" office:value-type="string" calcext:value-type="string">
            <text:p>PERINI EZIO (AZIENDA AGRICOLA CASELLE DI ISOLA DELLA SCALA)</text:p>
          </table:table-cell>
          <table:table-cell table:style-name="ce1" office:value-type="string" calcext:value-type="string">
            <text:p>CAPPUCCI VERZE ZUCCHINI – LAVORA PER F.LLI BRUNO</text:p>
            <text:p>25000 PIANTE CAPPUCC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8-18590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NTOIN PALLET (MAROCCHINO)</text:p>
          </table:table-cell>
          <table:table-cell table:style-name="ce1" office:value-type="string" calcext:value-type="string">
            <text:p>PALLE COME NS 100X120 COSTO € 1,50 – RITIRA PALLET FUORI MISURA € 1,00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680249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CIPIONI GIANLUCA (AVEZZANO PER RADICCH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80941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CUG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86-8028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0-6166290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IGIENICASA A&amp;B SAS</text:p>
          </table:table-cell>
          <table:table-cell table:style-name="ce1" office:value-type="string" calcext:value-type="string">
            <text:p>NUOVO RAPPRESENTATE 2016: MASSIMO RISTAGN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ristagno@icloud.com" xlink:type="simple">m.ristagno@icloud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EMEA (CEN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5102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349-2331397</text:p>
          </table:table-cell>
          <table:table-cell table:style-name="ce1" table:number-columns-repeated="249"/>
          <table:table-cell table:number-columns-repeated="771"/>
        </table:table-row>
        <table:table-row table:style-name="ro7">
          <table:table-cell table:style-name="ce1" office:value-type="string" calcext:value-type="string">
            <text:p>PROFIMA (FINANZA AGEVOLATA CONTRIBUTI)</text:p>
          </table:table-cell>
          <table:table-cell table:style-name="ce1" office:value-type="string" calcext:value-type="string">
            <text:p>MARA BELLINI (AGENTE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.bellini@profima.it" xlink:type="simple">m.bellini@profima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IELLA LEASING</text:p>
          </table:table-cell>
          <table:table-cell table:style-name="ce1" office:value-type="string" calcext:value-type="string">
            <text:p>AGENTE: MANCUSO ANGEL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262103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INGH TARNJEET</text:p>
          </table:table-cell>
          <table:table-cell table:style-name="ce1" office:value-type="string" calcext:value-type="string">
            <text:p>PORTATO UN PO’ DI CAPPUCCI 2017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60617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2 40 20 29 1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00332 40 20 27 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0336 71 65 18 7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0332 40 20 49 8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 office:value-type="string" calcext:value-type="string">
            <text:p>MARCO MEZZANI DIRETT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arco@avelwest.fr" xlink:type="simple">marco@avelwest.fr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VELWEST (COMPRATO RADICCHIO TRAMITE TERAZZAN ESTATE 2017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1" office:value-type="string" calcext:value-type="string">
            <text:p>Www.avelwest.fr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VENDITORE FEDERI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ri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4563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2-5410786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nuovaiamsrl@legalmail.it" xlink:type="simple">nuovaiamsrl@legalmail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milano@iamfunghi.com" xlink:type="simple">milano@iamfungh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NUOVA ITALIAN AMERICAN MUSHROOMS</text:p>
          </table:table-cell>
          <table:table-cell table:style-name="ce1" office:value-type="string" calcext:value-type="string">
            <text:p>CONTABILITA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commerciale@iamfunghi.com" xlink:type="simple">commerciale@iamfunghi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FASTWEB</text:p>
          </table:table-cell>
          <table:table-cell table:style-name="ce1" office:value-type="string" calcext:value-type="string">
            <text:p>SERVIZIO CLI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192194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82717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BERTOLANI ELISA (COLLEGA POMA GIGLIOLA)</text:p>
          </table:table-cell>
          <table:table-cell table:style-name="ce1" office:value-type="string" calcext:value-type="string">
            <text:p>MAIL</text:p>
          </table:table-cell>
          <table:table-cell table:style-name="ce41" office:value-type="string" calcext:value-type="string">
            <text:p><text:a xlink:href="https://mail.libero.it/appsuite/#" xlink:type="simple">elisa.bertolani@intesasanpaolo.com</text:a> 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TEL</text:p>
          </table:table-cell>
          <table:table-cell table:style-name="ce40" office:value-type="string" calcext:value-type="string">
            <text:p>045-8271732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CELL</text:p>
          </table:table-cell>
          <table:table-cell table:style-name="ce40" office:value-type="string" calcext:value-type="string">
            <text:p>334-6006167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FAX</text:p>
          </table:table-cell>
          <table:table-cell table:style-name="ce40" office:value-type="string" calcext:value-type="string">
            <text:p>011-093480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INTESA SAN PAOLO (EX VICENZA) CENTRO IMPRESE</text:p>
          </table:table-cell>
          <table:table-cell table:style-name="ce1" office:value-type="string" calcext:value-type="string">
            <text:p>GESTORE 2018 – FABIANI ELENA</text:p>
          </table:table-cell>
          <table:table-cell table:style-name="ce1" office:value-type="string" calcext:value-type="string">
            <text:p>MAIL</text:p>
          </table:table-cell>
          <table:table-cell table:style-name="ce41" office:value-type="string" calcext:value-type="string">
            <text:p><text:a xlink:href="mailto:elena.fabiani1@intesasanpaolo.com" xlink:type="simple">elena.fabiani1@intesasanpaolo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GOSTINO PALLET USATI VERONA</text:p>
          </table:table-cell>
          <table:table-cell table:style-name="ce1" office:value-type="string" calcext:value-type="string">
            <text:p>PREZZO 1,80 / 2,00 CHIAMATO LUI FEBBARIO 2018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2408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7135661</text:p>
          </table:table-cell>
          <table:table-cell table:style-name="ce1" office:value-type="string" calcext:value-type="string">
            <text:p>porro da fine luglio inizio agosto fino a fine aprile circa</text:p>
          </table:table-cell>
          <table:table-cell table:style-name="ce1" table:number-columns-repeated="248"/>
          <table:table-cell table:number-columns-repeated="771"/>
        </table:table-row>
        <table:table-row table:style-name="ro1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71356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6592417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f.ziviani@libero.it" xlink:type="simple">f.ziviani@libero.it</text:a>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ZIVIANI SOC.AGR.S.S.</text:p>
          </table:table-cell>
          <table:table-cell table:style-name="ce1" office:value-type="string" calcext:value-type="string">
            <text:p>ISOLA RIZZA (PER PORRO E SEDANO RAPA)</text:p>
          </table:table-cell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societaagricolaziviani@pec.coldiretti.it" xlink:type="simple">societaagricolaziviani@pec.coldir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FIORIO SPA (PER COMPRESSORI)</text:p>
          </table:table-cell>
          <table:table-cell table:style-name="ce1" office:value-type="string" calcext:value-type="string">
            <text:p>MANUTENZIONI COMPRESSORI</text:p>
          </table:table-cell>
          <table:table-cell table:style-name="ce1"/>
          <table:table-cell table:style-name="ce11" office:value-type="string" calcext:value-type="string">
            <text:p>045-67033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JESSICA PER INSTALLAZ (INTERNO 2 INTERNO 2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23-788447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PRENOTARE SIA PESO/PREZZATRICE+MACCHINA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ULMA</text:p>
          </table:table-cell>
          <table:table-cell table:style-name="ce1" office:value-type="string" calcext:value-type="string">
            <text:p>MERCOLEDI GIOVEDI’ chiamare dopo le 9</text:p>
          </table:table-cell>
          <table:table-cell table:style-name="ce1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CENTRO SALUS NOGARA</text:p>
          </table:table-cell>
          <table:table-cell table:style-name="ce1" office:value-type="string" calcext:value-type="string">
            <text:p>PER CHECK UP GIORGI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42-89002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ZEVIO (VR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ntonio.troiani@rossettogroup.it" xlink:type="simple">antonio.troiani@rossettogroup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UPERMERCATI ROSSETTO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5-609451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FIUMICINO – EUGENIO (O FORSE DIE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42465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9-870182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9-8702953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DA RE FORTUNATO DI DA RE MARIO E LUCA &amp; C.</text:p>
          </table:table-cell>
          <table:table-cell table:style-name="ce1" office:value-type="string" calcext:value-type="string">
            <text:p>VENDITORE MASSIM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9-08943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GOBBI BATTISTA (PROPRIETARIO) MARITO GOBBI LUCIA</text:p>
          </table:table-cell>
          <table:table-cell table:style-name="ce1" office:value-type="string" calcext:value-type="string">
            <text:p>CONFINANTE TERRA NOGARA STATALE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822693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RTOAMICO (POSTEGGIO TORINO)</text:p>
          </table:table-cell>
          <table:table-cell table:style-name="ce1" office:value-type="string" calcext:value-type="string">
            <text:p>VENDITORE ALFIO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5-7705369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TOSETTO RENATO</text:p>
          </table:table-cell>
          <table:table-cell table:style-name="ce1" office:value-type="string" calcext:value-type="string">
            <text:p>PER FERRO VECCHIO (SEMBRA UN DROGAT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3-7021800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PICCOLETTO CON CAPELLI LUNGH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89-11401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6-7009270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BERTI ALESSANDRO – CORPORATE SPECIALIST</text:p>
          </table:table-cell>
          <table:table-cell table:style-name="ce1" office:value-type="string" calcext:value-type="string">
            <text:p>(NOME PASSATOCI DA TURCO)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alessandro.berti@corporatespecialist.it" xlink:type="simple">alessandro.berti@corporatespecialist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25-5460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25-546061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ROMANI RUGGERO</text:p>
          </table:table-cell>
          <table:table-cell table:style-name="ce1" office:value-type="string" calcext:value-type="string">
            <text:p>LUSIA <text:s/>(BADIA POLESINE) FA INSALATA PRECOCE ESTIVA (VIENE PER FINE AGOSTO)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9-317764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BDF MARCO BORR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7-9761682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CLAUDIO GRAZIA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48-5293018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AGENZIA SYMPLY (PER CAMBIO COMPAGNIA TELEFONICA)</text:p>
          </table:table-cell>
          <table:table-cell table:style-name="ce5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434-561154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AGENZIA SYMPLY (PER CAMBIO COMPAGNIA TELEFONICA)</text:p>
          </table:table-cell>
          <table:table-cell table:style-name="ce1" office:value-type="string" calcext:value-type="string">
            <text:p>WIND/FASTWEB (MULTIMARCA) cellulari e fisso</text:p>
          </table:table-cell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info@agenziasymply.com" xlink:type="simple">info@agenziasymply.com</text:a>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OP IL MELOGRANO</text:p>
          </table:table-cell>
          <table:table-cell table:style-name="ce1" office:value-type="string" calcext:value-type="string">
            <text:p>DANIELE PER PAGAMEN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541-68553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45-4770046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EFFEGI FORNITUR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76-868255</text:p>
          </table:table-cell>
          <table:table-cell table:style-name="ce1" table:number-columns-repeated="249"/>
          <table:table-cell table:number-columns-repeated="771"/>
        </table:table-row>
        <table:table-row table:style-name="ro1">
          <table:table-cell table:style-name="ce1" office:value-type="string" calcext:value-type="string">
            <text:p>SOC.AGR.GATTI S.S <text:s/>DI GATTI M.D.L. (MANTOVA)</text:p>
          </table:table-cell>
          <table:table-cell table:style-name="ce1" office:value-type="string" calcext:value-type="string">
            <text:p>RESP.COMMERCIALE: GATTI LORIS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29-4918866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1" office:value-type="string" calcext:value-type="string">
            <text:p><text:a xlink:href="mailto:gatti.indivie@alice.it" xlink:type="simple">gatti.indivie@alice.it</text:a></text:p>
          </table:table-cell>
          <table:table-cell table:style-name="ce1" table:number-columns-repeated="249"/>
          <table:table-cell table:number-columns-repeated="771"/>
        </table:table-row>
        <table:table-row table:style-name="ro6">
          <table:table-cell table:style-name="ce1" office:value-type="string" calcext:value-type="string">
            <text:p>SOC.AGR.GATTI S.S <text:s/>DI GATTI M.D.L. (MANTOVA)</text:p>
          </table:table-cell>
          <table:table-cell table:style-name="ce1"/>
          <table:table-cell table:style-name="ce1" office:value-type="string" calcext:value-type="string">
            <text:p>PEC</text:p>
          </table:table-cell>
          <table:table-cell table:style-name="ce11" office:value-type="string" calcext:value-type="string">
            <text:p><text:a xlink:href="mailto:gattindivie@pec.coldiretti.it" xlink:type="simple">gattindivie@pec.coldiretti.it</text:a></text:p>
          </table:table-cell>
          <table:table-cell table:style-name="ce1" table:number-columns-repeated="249"/>
          <table:table-cell table:number-columns-repeated="771"/>
        </table:table-row>
        <table:table-row table:style-name="ro1" table:number-rows-repeated="29991">
          <table:table-cell table:style-name="ce1" table:number-columns-repeated="3"/>
          <table:table-cell table:style-name="ce11"/>
          <table:table-cell table:style-name="ce1" table:number-columns-repeated="249"/>
          <table:table-cell table:number-columns-repeated="771"/>
        </table:table-row>
        <table:table-row table:style-name="ro1" table:number-rows-repeated="1016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8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8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3:.$D$1168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1:Foglio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"/>
    <style:font-face style:name="Tahoma1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Tahoma1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  </number:text>
    </number:number-style>
    <number:number-style style:name="N10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  </number:text>
    </number:number-style>
    <number:number-style style:name="N10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number:text> €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text>L. </number:text>
      <number:number number:decimal-places="0" loext:min-decimal-places="0" number:min-integer-digits="1" number:grouping="true"/>
    </number:number-style>
    <number:number-style style:name="N133">
      <number:text>-L. 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5P0" style:volatile="true">
      <number:text>L. </number:text>
      <number:number number:decimal-places="2" loext:min-decimal-places="2" number:min-integer-digits="1" number:grouping="true"/>
    </number:number-style>
    <number:number-style style:name="N135">
      <number:text>-L. 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9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number:text> L.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L. 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Sì</number:text>
    </number:number-style>
    <number:number-style style:name="N145P1" style:volatile="true">
      <number:text>Sì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Vero</number:text>
    </number:number-style>
    <number:number-style style:name="N147P1" style:volatile="true">
      <number:text>V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Attivo</number:text>
    </number:number-style>
    <number:number-style style:name="N149P1" style:volatile="true">
      <number:text>Attivo</number:text>
    </number:number-style>
    <number:number-style style:name="N149">
      <number:text>Disattivo</number:text>
      <style:map style:condition="value()&gt;0" style:apply-style-name="N149P0"/>
      <style:map style:condition="value()&lt;0" style:apply-style-name="N149P1"/>
    </number:number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fo:background-color="transparent" style:print-page-order="ttb" style:first-page-number="continue" loext:scale-to-X="1" loext:scale-to-Y="3" style:writing-mode="lr-tb" style:print="charts drawings grid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7.51mm" fo:margin-left="0mm" fo:margin-right="0mm" fo:margin-bottom="12.7mm"/>
      </style:header-style>
      <style:footer-style>
        <style:header-footer-properties fo:min-height="7.51mm" fo:margin-left="0mm" fo:margin-right="0mm" fo:margin-top="12.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1:30:03.354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<text:s/>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creation-date>2006-08-22T11:19:42</meta:creation-date>
    <dc:date>2018-12-13T12:22:37.058000000</dc:date>
    <meta:editing-cycles>456</meta:editing-cycles>
    <meta:editing-duration>P8DT2H20M26S</meta:editing-duration>
    <meta:document-statistic meta:table-count="3" meta:cell-count="7619" meta:object-count="0"/>
    <meta:user-defined meta:name="Info 1"/>
    <meta:user-defined meta:name="Info 2"/>
    <meta:user-defined meta:name="Info 3"/>
    <meta:user-defined meta:name="Info 4"/>
  </office:meta>
</office:document-meta>
</file>